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76pt"/>
    </style:style>
    <style:style style:name="co3" style:family="table-column">
      <style:table-column-properties fo:break-before="auto" style:column-width="132.89pt"/>
    </style:style>
    <style:style style:name="co4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igma over c</text:p>
          </table:table-cell>
          <table:table-cell office:value-type="string" calcext:value-type="string">
            <text:p>sigma of sigma over c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sigma c</text:p>
          </table:table-cell>
          <table:table-cell table:number-columns-repeated="9"/>
          <table:table-cell office:value-type="string" calcext:value-type="string">
            <text:p>average c</text:p>
          </table:table-cell>
          <table:table-cell office:value-type="string" calcext:value-type="string">
            <text:p>sigma avg 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graph</text:p>
          </table:table-cell>
          <table:table-cell table:style-name="ce1" office:value-type="float" office:value="0.0000000000001023" calcext:value-type="float">
            <text:p>1.02E-13</text:p>
          </table:table-cell>
          <table:table-cell table:style-name="ce1" office:value-type="float" office:value="5.411E-015" calcext:value-type="float">
            <text:p>5.41E-15</text:p>
          </table:table-cell>
          <table:table-cell table:style-name="ce1"/>
          <table:table-cell/>
          <table:table-cell table:formula="of:=0.000000056703/[.B2]" office:value-type="float" office:value="554281.524926686" calcext:value-type="float">
            <text:p>554281.524926686</text:p>
          </table:table-cell>
          <table:table-cell table:formula="of:=0.000000056703*[.C2]/[.B2]/[.B2]" office:value-type="float" office:value="29317.8624768162" calcext:value-type="float">
            <text:p>29317.8624768162</text:p>
          </table:table-cell>
          <table:table-cell table:number-columns-repeated="9"/>
          <table:table-cell table:formula="of:=([.F2]+[.F3]+[.F4])/3" office:value-type="float" office:value="401231.491011144" calcext:value-type="float">
            <text:p>401231.491011144</text:p>
          </table:table-cell>
          <table:table-cell table:formula="of:=SQRT(([.G2]/3)^2+([.G3]/3)^2+([.G4]/3)^2)" office:value-type="float" office:value="40088.2793933246" calcext:value-type="float">
            <text:p>40088.2793933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style-name="ce1" office:value-type="float" office:value="0.00000000000009564" calcext:value-type="float">
            <text:p>9.56E-14</text:p>
          </table:table-cell>
          <table:table-cell table:style-name="ce1" office:value-type="float" office:value="0.00000000000001881" calcext:value-type="float">
            <text:p>1.88E-14</text:p>
          </table:table-cell>
          <table:table-cell table:style-name="ce1"/>
          <table:table-cell/>
          <table:table-cell table:formula="of:=0.000000056703/[.B3]" office:value-type="float" office:value="592879.548306148" calcext:value-type="float">
            <text:p>592879.548306148</text:p>
          </table:table-cell>
          <table:table-cell table:formula="of:=0.000000056703*[.C3]/[.B3]/[.B3]" office:value-type="float" office:value="116604.603760337" calcext:value-type="float">
            <text:p>116604.6037603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ird</text:p>
          </table:table-cell>
          <table:table-cell table:style-name="ce1" office:value-type="float" office:value="0.000000000001003" calcext:value-type="float">
            <text:p>1.00E-12</text:p>
          </table:table-cell>
          <table:table-cell table:style-name="ce1" office:value-type="float" office:value="0.00000000000004846" calcext:value-type="float">
            <text:p>4.85E-14</text:p>
          </table:table-cell>
          <table:table-cell table:style-name="ce1"/>
          <table:table-cell/>
          <table:table-cell table:formula="of:=0.000000056703/[.B4]" office:value-type="float" office:value="56533.3998005982" calcext:value-type="float">
            <text:p>56533.3998005982</text:p>
          </table:table-cell>
          <table:table-cell table:formula="of:=0.000000056703*[.C4]/[.B4]/[.B4]" office:value-type="float" office:value="2731.41431140278" calcext:value-type="float">
            <text:p>2731.41431140278</text:p>
          </table:table-cell>
          <table:table-cell table:number-columns-repeated="13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V_read</text:p>
          </table:table-cell>
          <table:table-cell office:value-type="string" calcext:value-type="string">
            <text:p>Amplif</text:p>
          </table:table-cell>
          <table:table-cell office:value-type="string" calcext:value-type="string">
            <text:p>V_actual</text:p>
          </table:table-cell>
          <table:table-cell office:value-type="string" calcext:value-type="string">
            <text:p>sigma V_act</text:p>
          </table:table-cell>
          <table:table-cell office:value-type="string" calcext:value-type="string">
            <text:p>T(Celsius)</text:p>
          </table:table-cell>
          <table:table-cell office:value-type="string" calcext:value-type="string">
            <text:p>sigma T</text:p>
          </table:table-cell>
          <table:table-cell office:value-type="string" calcext:value-type="string">
            <text:p>T(K)</text:p>
          </table:table-cell>
          <table:table-cell table:number-columns-repeated="2"/>
          <table:table-cell office:value-type="string" calcext:value-type="string">
            <text:p>c_second times V = I</text:p>
          </table:table-cell>
          <table:table-cell office:value-type="string" calcext:value-type="string">
            <text:p>sigma I</text:p>
          </table:table-cell>
          <table:table-cell office:value-type="string" calcext:value-type="string">
            <text:p>logI</text:p>
          </table:table-cell>
          <table:table-cell office:value-type="string" calcext:value-type="string">
            <text:p>sigma log I</text:p>
          </table:table-cell>
          <table:table-cell office:value-type="string" calcext:value-type="string">
            <text:p>logT</text:p>
          </table:table-cell>
          <table:table-cell office:value-type="string" calcext:value-type="string">
            <text:p>sigma logT</text:p>
          </table:table-cell>
          <table:table-cell/>
          <table:table-cell office:value-type="string" calcext:value-type="string">
            <text:p>c_avg times V = I</text:p>
          </table:table-cell>
          <table:table-cell office:value-type="string" calcext:value-type="string">
            <text:p>sigma I</text:p>
          </table:table-cell>
          <table:table-cell office:value-type="string" calcext:value-type="string">
            <text:p>log I</text:p>
          </table:table-cell>
          <table:table-cell office:value-type="string" calcext:value-type="string">
            <text:p>sigma log I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table:formula="of:=[.A9]*[.B9]" office:value-type="float" office:value="0.0007" calcext:value-type="float">
            <text:p>0.0007</text:p>
          </table:table-cell>
          <table:table-cell office:value-type="float" office:value="0.00005" calcext:value-type="float">
            <text:p>5E-05</text:p>
          </table:table-cell>
          <table:table-cell office:value-type="float" office:value="65.3" calcext:value-type="float">
            <text:p>65.3</text:p>
          </table:table-cell>
          <table:table-cell office:value-type="float" office:value="2" calcext:value-type="float">
            <text:p>2</text:p>
          </table:table-cell>
          <table:table-cell table:formula="of:=273.15 + [.E9]" office:value-type="float" office:value="338.45" calcext:value-type="float">
            <text:p>338.45</text:p>
          </table:table-cell>
          <table:table-cell table:number-columns-repeated="2"/>
          <table:table-cell table:formula="of:=592879.548*[.C9]" office:value-type="float" office:value="415.0156836" calcext:value-type="float">
            <text:p>415.0156836</text:p>
          </table:table-cell>
          <table:table-cell table:formula="of:=SQRT((592879.548*[.D9])^2+([.C9]*116604.60376)^2)" office:value-type="float" office:value="86.8395985073903" calcext:value-type="float">
            <text:p>86.8395985073903</text:p>
          </table:table-cell>
          <table:table-cell table:formula="of:=LN([.J9])" office:value-type="float" office:value="6.02831631132384" calcext:value-type="float">
            <text:p>6.02831631132384</text:p>
          </table:table-cell>
          <table:table-cell table:formula="of:=[.K9]/[.J9]" office:value-type="float" office:value="0.209244136882036" calcext:value-type="float">
            <text:p>0.209244136882036</text:p>
          </table:table-cell>
          <table:table-cell table:formula="of:=LN([.G9])" office:value-type="float" office:value="5.82437637095462" calcext:value-type="float">
            <text:p>5.82437637095462</text:p>
          </table:table-cell>
          <table:table-cell table:formula="of:=[.F9]/[.G9]" office:value-type="float" office:value="0.00590929236223962" calcext:value-type="float">
            <text:p>0.00590929236224</text:p>
          </table:table-cell>
          <table:table-cell/>
          <table:table-cell table:formula="of:=401231.4910111*[.C9]" office:value-type="float" office:value="280.86204370777" calcext:value-type="float">
            <text:p>280.86204370777</text:p>
          </table:table-cell>
          <table:table-cell table:formula="of:=SQRT((401231.4910111*[.D9])^2+([.C9]*40088.2794)^2)" office:value-type="float" office:value="34.4953785980265" calcext:value-type="float">
            <text:p>34.4953785980265</text:p>
          </table:table-cell>
          <table:table-cell table:formula="of:=LN([.Q9])" office:value-type="float" office:value="5.6378636011203" calcext:value-type="float">
            <text:p>5.6378636011203</text:p>
          </table:table-cell>
          <table:table-cell table:formula="of:=[.R9]/[.Q9]" office:value-type="float" office:value="0.122819652462253" calcext:value-type="float">
            <text:p>0.12281965246225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1" calcext:value-type="float">
            <text:p>0.001</text:p>
          </table:table-cell>
          <table:table-cell table:formula="of:=[.A10]*[.B10]" office:value-type="float" office:value="0.00075" calcext:value-type="float">
            <text:p>0.00075</text:p>
          </table:table-cell>
          <table:table-cell office:value-type="float" office:value="0.00005" calcext:value-type="float">
            <text:p>5E-05</text:p>
          </table:table-cell>
          <table:table-cell office:value-type="float" office:value="67.3" calcext:value-type="float">
            <text:p>67.3</text:p>
          </table:table-cell>
          <table:table-cell office:value-type="float" office:value="2" calcext:value-type="float">
            <text:p>2</text:p>
          </table:table-cell>
          <table:table-cell table:formula="of:=273.15 + [.E10]" office:value-type="float" office:value="340.45" calcext:value-type="float">
            <text:p>340.45</text:p>
          </table:table-cell>
          <table:table-cell table:number-columns-repeated="2"/>
          <table:table-cell table:formula="of:=592879.548*[.C10]" office:value-type="float" office:value="444.659661" calcext:value-type="float">
            <text:p>444.659661</text:p>
          </table:table-cell>
          <table:table-cell table:formula="of:=SQRT((592879.548*[.D10])^2+([.C10]*116604.60376)^2)" office:value-type="float" office:value="92.3410624057991" calcext:value-type="float">
            <text:p>92.3410624057991</text:p>
          </table:table-cell>
          <table:table-cell table:formula="of:=LN([.J10])" office:value-type="float" office:value="6.09730918281079" calcext:value-type="float">
            <text:p>6.09730918281079</text:p>
          </table:table-cell>
          <table:table-cell table:formula="of:=[.K10]/[.J10]" office:value-type="float" office:value="0.20766683039818" calcext:value-type="float">
            <text:p>0.20766683039818</text:p>
          </table:table-cell>
          <table:table-cell table:formula="of:=LN([.G10])" office:value-type="float" office:value="5.83026827192898" calcext:value-type="float">
            <text:p>5.83026827192898</text:p>
          </table:table-cell>
          <table:table-cell table:formula="of:=[.F10]/[.G10]" office:value-type="float" office:value="0.00587457776472316" calcext:value-type="float">
            <text:p>0.005874577764723</text:p>
          </table:table-cell>
          <table:table-cell/>
          <table:table-cell table:formula="of:=401231.4910111*[.C10]" office:value-type="float" office:value="300.923618258325" calcext:value-type="float">
            <text:p>300.923618258325</text:p>
          </table:table-cell>
          <table:table-cell table:formula="of:=SQRT((401231.4910111*[.D10])^2+([.C10]*40088.2794)^2)" office:value-type="float" office:value="36.1447607566019" calcext:value-type="float">
            <text:p>36.1447607566019</text:p>
          </table:table-cell>
          <table:table-cell table:formula="of:=LN([.Q10])" office:value-type="float" office:value="5.70685647260726" calcext:value-type="float">
            <text:p>5.70685647260726</text:p>
          </table:table-cell>
          <table:table-cell table:formula="of:=[.R10]/[.Q10]" office:value-type="float" office:value="0.120112741451798" calcext:value-type="float">
            <text:p>0.12011274145179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table:formula="of:=[.A11]*[.B11]" office:value-type="float" office:value="0.0008" calcext:value-type="float">
            <text:p>0.0008</text:p>
          </table:table-cell>
          <table:table-cell office:value-type="float" office:value="0.00005" calcext:value-type="float">
            <text:p>5E-05</text:p>
          </table:table-cell>
          <table:table-cell office:value-type="float" office:value="68.8" calcext:value-type="float">
            <text:p>68.8</text:p>
          </table:table-cell>
          <table:table-cell office:value-type="float" office:value="2" calcext:value-type="float">
            <text:p>2</text:p>
          </table:table-cell>
          <table:table-cell table:formula="of:=273.15 + [.E11]" office:value-type="float" office:value="341.95" calcext:value-type="float">
            <text:p>341.95</text:p>
          </table:table-cell>
          <table:table-cell table:number-columns-repeated="2"/>
          <table:table-cell table:formula="of:=592879.548*[.C11]" office:value-type="float" office:value="474.3036384" calcext:value-type="float">
            <text:p>474.3036384</text:p>
          </table:table-cell>
          <table:table-cell table:formula="of:=SQRT((592879.548*[.D11])^2+([.C11]*116604.60376)^2)" office:value-type="float" office:value="97.8805951740626" calcext:value-type="float">
            <text:p>97.8805951740626</text:p>
          </table:table-cell>
          <table:table-cell table:formula="of:=LN([.J11])" office:value-type="float" office:value="6.16184770394836" calcext:value-type="float">
            <text:p>6.16184770394836</text:p>
          </table:table-cell>
          <table:table-cell table:formula="of:=[.K11]/[.J11]" office:value-type="float" office:value="0.206366949880987" calcext:value-type="float">
            <text:p>0.206366949880987</text:p>
          </table:table-cell>
          <table:table-cell table:formula="of:=LN([.G11])" office:value-type="float" office:value="5.83466452754411" calcext:value-type="float">
            <text:p>5.83466452754411</text:p>
          </table:table-cell>
          <table:table-cell table:formula="of:=[.F11]/[.G11]" office:value-type="float" office:value="0.00584880830530779" calcext:value-type="float">
            <text:p>0.005848808305308</text:p>
          </table:table-cell>
          <table:table-cell/>
          <table:table-cell table:formula="of:=401231.4910111*[.C11]" office:value-type="float" office:value="320.98519280888" calcext:value-type="float">
            <text:p>320.98519280888</text:p>
          </table:table-cell>
          <table:table-cell table:formula="of:=SQRT((401231.4910111*[.D11])^2+([.C11]*40088.2794)^2)" office:value-type="float" office:value="37.8284504891365" calcext:value-type="float">
            <text:p>37.8284504891365</text:p>
          </table:table-cell>
          <table:table-cell table:formula="of:=LN([.Q11])" office:value-type="float" office:value="5.77139499374483" calcext:value-type="float">
            <text:p>5.77139499374483</text:p>
          </table:table-cell>
          <table:table-cell table:formula="of:=[.R11]/[.Q11]" office:value-type="float" office:value="0.117851076425386" calcext:value-type="float">
            <text:p>0.11785107642538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1" calcext:value-type="float">
            <text:p>0.001</text:p>
          </table:table-cell>
          <table:table-cell table:formula="of:=[.A12]*[.B12]" office:value-type="float" office:value="0.00085" calcext:value-type="float">
            <text:p>0.00085</text:p>
          </table:table-cell>
          <table:table-cell office:value-type="float" office:value="0.00005" calcext:value-type="float">
            <text:p>5E-05</text:p>
          </table:table-cell>
          <table:table-cell office:value-type="float" office:value="71.4" calcext:value-type="float">
            <text:p>71.4</text:p>
          </table:table-cell>
          <table:table-cell office:value-type="float" office:value="2" calcext:value-type="float">
            <text:p>2</text:p>
          </table:table-cell>
          <table:table-cell table:formula="of:=273.15 + [.E12]" office:value-type="float" office:value="344.55" calcext:value-type="float">
            <text:p>344.55</text:p>
          </table:table-cell>
          <table:table-cell table:number-columns-repeated="2"/>
          <table:table-cell table:formula="of:=592879.548*[.C12]" office:value-type="float" office:value="503.9476158" calcext:value-type="float">
            <text:p>503.9476158</text:p>
          </table:table-cell>
          <table:table-cell table:formula="of:=SQRT((592879.548*[.D12])^2+([.C12]*116604.60376)^2)" office:value-type="float" office:value="103.452081589091" calcext:value-type="float">
            <text:p>103.452081589091</text:p>
          </table:table-cell>
          <table:table-cell table:formula="of:=LN([.J12])" office:value-type="float" office:value="6.22247232576479" calcext:value-type="float">
            <text:p>6.22247232576479</text:p>
          </table:table-cell>
          <table:table-cell table:formula="of:=[.K12]/[.J12]" office:value-type="float" office:value="0.205283403166546" calcext:value-type="float">
            <text:p>0.205283403166546</text:p>
          </table:table-cell>
          <table:table-cell table:formula="of:=LN([.G12])" office:value-type="float" office:value="5.84223921780322" calcext:value-type="float">
            <text:p>5.84223921780322</text:p>
          </table:table-cell>
          <table:table-cell table:formula="of:=[.F12]/[.G12]" office:value-type="float" office:value="0.00580467276157307" calcext:value-type="float">
            <text:p>0.005804672761573</text:p>
          </table:table-cell>
          <table:table-cell/>
          <table:table-cell table:formula="of:=401231.4910111*[.C12]" office:value-type="float" office:value="341.046767359435" calcext:value-type="float">
            <text:p>341.046767359435</text:p>
          </table:table-cell>
          <table:table-cell table:formula="of:=SQRT((401231.4910111*[.D12])^2+([.C12]*40088.2794)^2)" office:value-type="float" office:value="39.5420656186849" calcext:value-type="float">
            <text:p>39.5420656186849</text:p>
          </table:table-cell>
          <table:table-cell table:formula="of:=LN([.Q12])" office:value-type="float" office:value="5.83201961556126" calcext:value-type="float">
            <text:p>5.83201961556126</text:p>
          </table:table-cell>
          <table:table-cell table:formula="of:=[.R12]/[.Q12]" office:value-type="float" office:value="0.115943235365755" calcext:value-type="float">
            <text:p>0.11594323536575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1" calcext:value-type="float">
            <text:p>0.001</text:p>
          </table:table-cell>
          <table:table-cell table:formula="of:=[.A13]*[.B13]" office:value-type="float" office:value="0.0009" calcext:value-type="float">
            <text:p>0.0009</text:p>
          </table:table-cell>
          <table:table-cell office:value-type="float" office:value="0.00005" calcext:value-type="float">
            <text:p>5E-05</text:p>
          </table:table-cell>
          <table:table-cell office:value-type="float" office:value="73.4" calcext:value-type="float">
            <text:p>73.4</text:p>
          </table:table-cell>
          <table:table-cell office:value-type="float" office:value="2" calcext:value-type="float">
            <text:p>2</text:p>
          </table:table-cell>
          <table:table-cell table:formula="of:=273.15 + [.E13]" office:value-type="float" office:value="346.55" calcext:value-type="float">
            <text:p>346.55</text:p>
          </table:table-cell>
          <table:table-cell table:number-columns-repeated="2"/>
          <table:table-cell table:formula="of:=592879.548*[.C13]" office:value-type="float" office:value="533.5915932" calcext:value-type="float">
            <text:p>533.5915932</text:p>
          </table:table-cell>
          <table:table-cell table:formula="of:=SQRT((592879.548*[.D13])^2+([.C13]*116604.60376)^2)" office:value-type="float" office:value="109.05062414628" calcext:value-type="float">
            <text:p>109.05062414628</text:p>
          </table:table-cell>
          <table:table-cell table:formula="of:=LN([.J13])" office:value-type="float" office:value="6.27963073960474" calcext:value-type="float">
            <text:p>6.27963073960474</text:p>
          </table:table-cell>
          <table:table-cell table:formula="of:=[.K13]/[.J13]" office:value-type="float" office:value="0.204370956244444" calcext:value-type="float">
            <text:p>0.204370956244444</text:p>
          </table:table-cell>
          <table:table-cell table:formula="of:=LN([.G13])" office:value-type="float" office:value="5.84802710836399" calcext:value-type="float">
            <text:p>5.84802710836399</text:p>
          </table:table-cell>
          <table:table-cell table:formula="of:=[.F13]/[.G13]" office:value-type="float" office:value="0.0057711729909104" calcext:value-type="float">
            <text:p>0.00577117299091</text:p>
          </table:table-cell>
          <table:table-cell/>
          <table:table-cell table:formula="of:=401231.4910111*[.C13]" office:value-type="float" office:value="361.10834190999" calcext:value-type="float">
            <text:p>361.10834190999</text:p>
          </table:table-cell>
          <table:table-cell table:formula="of:=SQRT((401231.4910111*[.D13])^2+([.C13]*40088.2794)^2)" office:value-type="float" office:value="41.2818796943886" calcext:value-type="float">
            <text:p>41.2818796943886</text:p>
          </table:table-cell>
          <table:table-cell table:formula="of:=LN([.Q13])" office:value-type="float" office:value="5.88917802940121" calcext:value-type="float">
            <text:p>5.88917802940121</text:p>
          </table:table-cell>
          <table:table-cell table:formula="of:=[.R13]/[.Q13]" office:value-type="float" office:value="0.114319928130263" calcext:value-type="float">
            <text:p>0.11431992813026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formula="of:=[.A14]*[.B14]"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273.15 + [.E14]" office:value-type="float" office:value="353.15" calcext:value-type="float">
            <text:p>353.15</text:p>
          </table:table-cell>
          <table:table-cell table:number-columns-repeated="2"/>
          <table:table-cell table:formula="of:=592879.548*[.C14]" office:value-type="float" office:value="592.879548" calcext:value-type="float">
            <text:p>592.879548</text:p>
          </table:table-cell>
          <table:table-cell table:formula="of:=SQRT((592879.548*[.D14])^2+([.C14]*116604.60376)^2)" office:value-type="float" office:value="318.548541398635" calcext:value-type="float">
            <text:p>318.548541398635</text:p>
          </table:table-cell>
          <table:table-cell table:formula="of:=LN([.J14])" office:value-type="float" office:value="6.38499125526257" calcext:value-type="float">
            <text:p>6.38499125526257</text:p>
          </table:table-cell>
          <table:table-cell table:formula="of:=[.K14]/[.J14]" office:value-type="float" office:value="0.537290487542058" calcext:value-type="float">
            <text:p>0.537290487542058</text:p>
          </table:table-cell>
          <table:table-cell table:formula="of:=LN([.G14])" office:value-type="float" office:value="5.86689289585493" calcext:value-type="float">
            <text:p>5.86689289585493</text:p>
          </table:table-cell>
          <table:table-cell table:formula="of:=[.F14]/[.G14]" office:value-type="float" office:value="0.00566331587144273" calcext:value-type="float">
            <text:p>0.005663315871443</text:p>
          </table:table-cell>
          <table:table-cell/>
          <table:table-cell table:formula="of:=401231.4910111*[.C14]" office:value-type="float" office:value="401.2314910111" calcext:value-type="float">
            <text:p>401.2314910111</text:p>
          </table:table-cell>
          <table:table-cell table:formula="of:=SQRT((401231.4910111*[.D14])^2+([.C14]*40088.2794)^2)" office:value-type="float" office:value="204.581884559704" calcext:value-type="float">
            <text:p>204.581884559704</text:p>
          </table:table-cell>
          <table:table-cell table:formula="of:=LN([.Q14])" office:value-type="float" office:value="5.99453854505904" calcext:value-type="float">
            <text:p>5.99453854505904</text:p>
          </table:table-cell>
          <table:table-cell table:formula="of:=[.R14]/[.Q14]" office:value-type="float" office:value="0.509884914676461" calcext:value-type="float">
            <text:p>0.50988491467646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table:formula="of:=[.A15]*[.B15]"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90.7" calcext:value-type="float">
            <text:p>90.7</text:p>
          </table:table-cell>
          <table:table-cell office:value-type="float" office:value="2" calcext:value-type="float">
            <text:p>2</text:p>
          </table:table-cell>
          <table:table-cell table:formula="of:=273.15 + [.E15]" office:value-type="float" office:value="363.85" calcext:value-type="float">
            <text:p>363.85</text:p>
          </table:table-cell>
          <table:table-cell table:number-columns-repeated="2"/>
          <table:table-cell table:formula="of:=592879.548*[.C15]" office:value-type="float" office:value="889.319322" calcext:value-type="float">
            <text:p>889.319322</text:p>
          </table:table-cell>
          <table:table-cell table:formula="of:=SQRT((592879.548*[.D15])^2+([.C15]*116604.60376)^2)" office:value-type="float" office:value="344.193209185961" calcext:value-type="float">
            <text:p>344.193209185961</text:p>
          </table:table-cell>
          <table:table-cell table:formula="of:=LN([.J15])" office:value-type="float" office:value="6.79045636337073" calcext:value-type="float">
            <text:p>6.79045636337073</text:p>
          </table:table-cell>
          <table:table-cell table:formula="of:=[.K15]/[.J15]" office:value-type="float" office:value="0.387029946017479" calcext:value-type="float">
            <text:p>0.387029946017479</text:p>
          </table:table-cell>
          <table:table-cell table:formula="of:=LN([.G15])" office:value-type="float" office:value="5.8967416947931" calcext:value-type="float">
            <text:p>5.8967416947931</text:p>
          </table:table-cell>
          <table:table-cell table:formula="of:=[.F15]/[.G15]" office:value-type="float" office:value="0.00549677064724474" calcext:value-type="float">
            <text:p>0.005496770647245</text:p>
          </table:table-cell>
          <table:table-cell/>
          <table:table-cell table:formula="of:=401231.4910111*[.C15]" office:value-type="float" office:value="601.84723651665" calcext:value-type="float">
            <text:p>601.84723651665</text:p>
          </table:table-cell>
          <table:table-cell table:formula="of:=SQRT((401231.4910111*[.D15])^2+([.C15]*40088.2794)^2)" office:value-type="float" office:value="209.433963748876" calcext:value-type="float">
            <text:p>209.433963748876</text:p>
          </table:table-cell>
          <table:table-cell table:formula="of:=LN([.Q15])" office:value-type="float" office:value="6.4000036531672" calcext:value-type="float">
            <text:p>6.4000036531672</text:p>
          </table:table-cell>
          <table:table-cell table:formula="of:=[.R15]/[.Q15]" office:value-type="float" office:value="0.347985254465952" calcext:value-type="float">
            <text:p>0.34798525446595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table:formula="of:=[.A16]*[.B16]"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8.7" calcext:value-type="float">
            <text:p>108.7</text:p>
          </table:table-cell>
          <table:table-cell office:value-type="float" office:value="2" calcext:value-type="float">
            <text:p>2</text:p>
          </table:table-cell>
          <table:table-cell table:formula="of:=273.15 + [.E16]" office:value-type="float" office:value="381.85" calcext:value-type="float">
            <text:p>381.85</text:p>
          </table:table-cell>
          <table:table-cell table:number-columns-repeated="2"/>
          <table:table-cell table:formula="of:=592879.548*[.C16]" office:value-type="float" office:value="1185.759096" calcext:value-type="float">
            <text:p>1185.759096</text:p>
          </table:table-cell>
          <table:table-cell table:formula="of:=SQRT((592879.548*[.D16])^2+([.C16]*116604.60376)^2)" office:value-type="float" office:value="377.177775168789" calcext:value-type="float">
            <text:p>377.177775168789</text:p>
          </table:table-cell>
          <table:table-cell table:formula="of:=LN([.J16])" office:value-type="float" office:value="7.07813843582251" calcext:value-type="float">
            <text:p>7.07813843582251</text:p>
          </table:table-cell>
          <table:table-cell table:formula="of:=[.K16]/[.J16]" office:value-type="float" office:value="0.318089716908896" calcext:value-type="float">
            <text:p>0.318089716908896</text:p>
          </table:table-cell>
          <table:table-cell table:formula="of:=LN([.G16])" office:value-type="float" office:value="5.94502786133439" calcext:value-type="float">
            <text:p>5.94502786133439</text:p>
          </table:table-cell>
          <table:table-cell table:formula="of:=[.F16]/[.G16]" office:value-type="float" office:value="0.00523765876653136" calcext:value-type="float">
            <text:p>0.005237658766531</text:p>
          </table:table-cell>
          <table:table-cell/>
          <table:table-cell table:formula="of:=401231.4910111*[.C16]" office:value-type="float" office:value="802.4629820222" calcext:value-type="float">
            <text:p>802.4629820222</text:p>
          </table:table-cell>
          <table:table-cell table:formula="of:=SQRT((401231.4910111*[.D16])^2+([.C16]*40088.2794)^2)" office:value-type="float" office:value="216.043879630406" calcext:value-type="float">
            <text:p>216.043879630406</text:p>
          </table:table-cell>
          <table:table-cell table:formula="of:=LN([.Q16])" office:value-type="float" office:value="6.68768572561898" calcext:value-type="float">
            <text:p>6.68768572561898</text:p>
          </table:table-cell>
          <table:table-cell table:formula="of:=[.R16]/[.Q16]" office:value-type="float" office:value="0.26922597611416" calcext:value-type="float">
            <text:p>0.2692259761141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table:formula="of:=[.A17]*[.B17]" office:value-type="float" office:value="0.0025" calcext:value-type="float">
            <text:p>0.00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27.8" calcext:value-type="float">
            <text:p>127.8</text:p>
          </table:table-cell>
          <table:table-cell office:value-type="float" office:value="2" calcext:value-type="float">
            <text:p>2</text:p>
          </table:table-cell>
          <table:table-cell table:formula="of:=273.15 + [.E17]" office:value-type="float" office:value="400.95" calcext:value-type="float">
            <text:p>400.95</text:p>
          </table:table-cell>
          <table:table-cell table:number-columns-repeated="2"/>
          <table:table-cell table:formula="of:=592879.548*[.C17]" office:value-type="float" office:value="1482.19887" calcext:value-type="float">
            <text:p>1482.19887</text:p>
          </table:table-cell>
          <table:table-cell table:formula="of:=SQRT((592879.548*[.D17])^2+([.C17]*116604.60376)^2)" office:value-type="float" office:value="415.75894424755" calcext:value-type="float">
            <text:p>415.75894424755</text:p>
          </table:table-cell>
          <table:table-cell table:formula="of:=LN([.J17])" office:value-type="float" office:value="7.30128198713672" calcext:value-type="float">
            <text:p>7.30128198713672</text:p>
          </table:table-cell>
          <table:table-cell table:formula="of:=[.K17]/[.J17]" office:value-type="float" office:value="0.280501458112399" calcext:value-type="float">
            <text:p>0.280501458112399</text:p>
          </table:table-cell>
          <table:table-cell table:formula="of:=LN([.G17])" office:value-type="float" office:value="5.99383673125304" calcext:value-type="float">
            <text:p>5.99383673125304</text:p>
          </table:table-cell>
          <table:table-cell table:formula="of:=[.F17]/[.G17]" office:value-type="float" office:value="0.00498815313630128" calcext:value-type="float">
            <text:p>0.004988153136301</text:p>
          </table:table-cell>
          <table:table-cell/>
          <table:table-cell table:formula="of:=401231.4910111*[.C17]" office:value-type="float" office:value="1003.07872752775" calcext:value-type="float">
            <text:p>1003.07872752775</text:p>
          </table:table-cell>
          <table:table-cell table:formula="of:=SQRT((401231.4910111*[.D17])^2+([.C17]*40088.2794)^2)" office:value-type="float" office:value="224.256250197348" calcext:value-type="float">
            <text:p>224.256250197348</text:p>
          </table:table-cell>
          <table:table-cell table:formula="of:=LN([.Q17])" office:value-type="float" office:value="6.91082927693319" calcext:value-type="float">
            <text:p>6.91082927693319</text:p>
          </table:table-cell>
          <table:table-cell table:formula="of:=[.R17]/[.Q17]" office:value-type="float" office:value="0.223567945409493" calcext:value-type="float">
            <text:p>0.22356794540949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table:formula="of:=[.A18]*[.B18]" office:value-type="float" office:value="0.003" calcext:value-type="float">
            <text:p>0.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formula="of:=273.15 + [.E18]" office:value-type="float" office:value="413.15" calcext:value-type="float">
            <text:p>413.15</text:p>
          </table:table-cell>
          <table:table-cell table:number-columns-repeated="2"/>
          <table:table-cell table:formula="of:=592879.548*[.C18]" office:value-type="float" office:value="1778.638644" calcext:value-type="float">
            <text:p>1778.638644</text:p>
          </table:table-cell>
          <table:table-cell table:formula="of:=SQRT((592879.548*[.D18])^2+([.C18]*116604.60376)^2)" office:value-type="float" office:value="458.526163017347" calcext:value-type="float">
            <text:p>458.526163017347</text:p>
          </table:table-cell>
          <table:table-cell table:formula="of:=LN([.J18])" office:value-type="float" office:value="7.48360354393068" calcext:value-type="float">
            <text:p>7.48360354393068</text:p>
          </table:table-cell>
          <table:table-cell table:formula="of:=[.K18]/[.J18]" office:value-type="float" office:value="0.257796132207137" calcext:value-type="float">
            <text:p>0.257796132207137</text:p>
          </table:table-cell>
          <table:table-cell table:formula="of:=LN([.G18])" office:value-type="float" office:value="6.02381072314719" calcext:value-type="float">
            <text:p>6.02381072314719</text:p>
          </table:table-cell>
          <table:table-cell table:formula="of:=[.F18]/[.G18]" office:value-type="float" office:value="0.0048408568316592" calcext:value-type="float">
            <text:p>0.004840856831659</text:p>
          </table:table-cell>
          <table:table-cell/>
          <table:table-cell table:formula="of:=401231.4910111*[.C18]" office:value-type="float" office:value="1203.6944730333" calcext:value-type="float">
            <text:p>1203.6944730333</text:p>
          </table:table-cell>
          <table:table-cell table:formula="of:=SQRT((401231.4910111*[.D18])^2+([.C18]*40088.2794)^2)" office:value-type="float" office:value="233.902348538914" calcext:value-type="float">
            <text:p>233.902348538914</text:p>
          </table:table-cell>
          <table:table-cell table:formula="of:=LN([.Q18])" office:value-type="float" office:value="7.09315083372715" calcext:value-type="float">
            <text:p>7.09315083372715</text:p>
          </table:table-cell>
          <table:table-cell table:formula="of:=[.R18]/[.Q18]" office:value-type="float" office:value="0.194320364327571" calcext:value-type="float">
            <text:p>0.19432036432757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table:formula="of:=[.A19]*[.B19]" office:value-type="float" office:value="0.0035" calcext:value-type="float">
            <text:p>0.003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4.9" calcext:value-type="float">
            <text:p>154.9</text:p>
          </table:table-cell>
          <table:table-cell office:value-type="float" office:value="2" calcext:value-type="float">
            <text:p>2</text:p>
          </table:table-cell>
          <table:table-cell table:formula="of:=273.15 + [.E19]" office:value-type="float" office:value="428.05" calcext:value-type="float">
            <text:p>428.05</text:p>
          </table:table-cell>
          <table:table-cell table:number-columns-repeated="2"/>
          <table:table-cell table:formula="of:=592879.548*[.C19]" office:value-type="float" office:value="2075.078418" calcext:value-type="float">
            <text:p>2075.078418</text:p>
          </table:table-cell>
          <table:table-cell table:formula="of:=SQRT((592879.548*[.D19])^2+([.C19]*116604.60376)^2)" office:value-type="float" office:value="504.41580212162" calcext:value-type="float">
            <text:p>504.41580212162</text:p>
          </table:table-cell>
          <table:table-cell table:formula="of:=LN([.J19])" office:value-type="float" office:value="7.63775422375794" calcext:value-type="float">
            <text:p>7.63775422375794</text:p>
          </table:table-cell>
          <table:table-cell table:formula="of:=[.K19]/[.J19]" office:value-type="float" office:value="0.243082766292652" calcext:value-type="float">
            <text:p>0.243082766292652</text:p>
          </table:table-cell>
          <table:table-cell table:formula="of:=LN([.G19])" office:value-type="float" office:value="6.05924001118849" calcext:value-type="float">
            <text:p>6.05924001118849</text:p>
          </table:table-cell>
          <table:table-cell table:formula="of:=[.F19]/[.G19]" office:value-type="float" office:value="0.00467235136082233" calcext:value-type="float">
            <text:p>0.004672351360822</text:p>
          </table:table-cell>
          <table:table-cell/>
          <table:table-cell table:formula="of:=401231.4910111*[.C19]" office:value-type="float" office:value="1404.31021853885" calcext:value-type="float">
            <text:p>1404.31021853885</text:p>
          </table:table-cell>
          <table:table-cell table:formula="of:=SQRT((401231.4910111*[.D19])^2+([.C19]*40088.2794)^2)" office:value-type="float" office:value="244.812758295172" calcext:value-type="float">
            <text:p>244.812758295172</text:p>
          </table:table-cell>
          <table:table-cell table:formula="of:=LN([.Q19])" office:value-type="float" office:value="7.2473015135544" calcext:value-type="float">
            <text:p>7.2473015135544</text:p>
          </table:table-cell>
          <table:table-cell table:formula="of:=[.R19]/[.Q19]" office:value-type="float" office:value="0.174329542762919" calcext:value-type="float">
            <text:p>0.17432954276291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table:formula="of:=[.A20]*[.B20]" office:value-type="float" office:value="0.004" calcext:value-type="float">
            <text:p>0.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164.5" calcext:value-type="float">
            <text:p>164.5</text:p>
          </table:table-cell>
          <table:table-cell office:value-type="float" office:value="2" calcext:value-type="float">
            <text:p>2</text:p>
          </table:table-cell>
          <table:table-cell table:formula="of:=273.15 + [.E20]" office:value-type="float" office:value="437.65" calcext:value-type="float">
            <text:p>437.65</text:p>
          </table:table-cell>
          <table:table-cell table:number-columns-repeated="2"/>
          <table:table-cell table:formula="of:=592879.548*[.C20]" office:value-type="float" office:value="2371.518192" calcext:value-type="float">
            <text:p>2371.518192</text:p>
          </table:table-cell>
          <table:table-cell table:formula="of:=SQRT((592879.548*[.D20])^2+([.C20]*116604.60376)^2)" office:value-type="float" office:value="552.650592596802" calcext:value-type="float">
            <text:p>552.650592596802</text:p>
          </table:table-cell>
          <table:table-cell table:formula="of:=LN([.J20])" office:value-type="float" office:value="7.77128561638246" calcext:value-type="float">
            <text:p>7.77128561638246</text:p>
          </table:table-cell>
          <table:table-cell table:formula="of:=[.K20]/[.J20]" office:value-type="float" office:value="0.233036623737948" calcext:value-type="float">
            <text:p>0.233036623737948</text:p>
          </table:table-cell>
          <table:table-cell table:formula="of:=LN([.G20])" office:value-type="float" office:value="6.08141950417845" calcext:value-type="float">
            <text:p>6.08141950417845</text:p>
          </table:table-cell>
          <table:table-cell table:formula="of:=[.F20]/[.G20]" office:value-type="float" office:value="0.00456986176168171" calcext:value-type="float">
            <text:p>0.004569861761682</text:p>
          </table:table-cell>
          <table:table-cell/>
          <table:table-cell table:formula="of:=401231.4910111*[.C20]" office:value-type="float" office:value="1604.9259640444" calcext:value-type="float">
            <text:p>1604.9259640444</text:p>
          </table:table-cell>
          <table:table-cell table:formula="of:=SQRT((401231.4910111*[.D20])^2+([.C20]*40088.2794)^2)" office:value-type="float" office:value="256.826399867278" calcext:value-type="float">
            <text:p>256.826399867278</text:p>
          </table:table-cell>
          <table:table-cell table:formula="of:=LN([.Q20])" office:value-type="float" office:value="7.38083290617893" calcext:value-type="float">
            <text:p>7.38083290617893</text:p>
          </table:table-cell>
          <table:table-cell table:formula="of:=[.R20]/[.Q20]" office:value-type="float" office:value="0.160023830146082" calcext:value-type="float">
            <text:p>0.16002383014608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table:formula="of:=[.A21]*[.B21]" office:value-type="float" office:value="0.0045" calcext:value-type="float">
            <text:p>0.004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76.7" calcext:value-type="float">
            <text:p>176.7</text:p>
          </table:table-cell>
          <table:table-cell office:value-type="float" office:value="2" calcext:value-type="float">
            <text:p>2</text:p>
          </table:table-cell>
          <table:table-cell table:formula="of:=273.15 + [.E21]" office:value-type="float" office:value="449.85" calcext:value-type="float">
            <text:p>449.85</text:p>
          </table:table-cell>
          <table:table-cell table:number-columns-repeated="2"/>
          <table:table-cell table:formula="of:=592879.548*[.C21]" office:value-type="float" office:value="2667.957966" calcext:value-type="float">
            <text:p>2667.957966</text:p>
          </table:table-cell>
          <table:table-cell table:formula="of:=SQRT((592879.548*[.D21])^2+([.C21]*116604.60376)^2)" office:value-type="float" office:value="602.667711408376" calcext:value-type="float">
            <text:p>602.667711408376</text:p>
          </table:table-cell>
          <table:table-cell table:formula="of:=LN([.J21])" office:value-type="float" office:value="7.88906865203884" calcext:value-type="float">
            <text:p>7.88906865203884</text:p>
          </table:table-cell>
          <table:table-cell table:formula="of:=[.K21]/[.J21]" office:value-type="float" office:value="0.225891006938142" calcext:value-type="float">
            <text:p>0.225891006938142</text:p>
          </table:table-cell>
          <table:table-cell table:formula="of:=LN([.G21])" office:value-type="float" office:value="6.10891419386313" calcext:value-type="float">
            <text:p>6.10891419386313</text:p>
          </table:table-cell>
          <table:table-cell table:formula="of:=[.F21]/[.G21]" office:value-type="float" office:value="0.00444592641991775" calcext:value-type="float">
            <text:p>0.004445926419918</text:p>
          </table:table-cell>
          <table:table-cell/>
          <table:table-cell table:formula="of:=401231.4910111*[.C21]" office:value-type="float" office:value="1805.54170954995" calcext:value-type="float">
            <text:p>1805.54170954995</text:p>
          </table:table-cell>
          <table:table-cell table:formula="of:=SQRT((401231.4910111*[.D21])^2+([.C21]*40088.2794)^2)" office:value-type="float" office:value="269.795937304678" calcext:value-type="float">
            <text:p>269.795937304678</text:p>
          </table:table-cell>
          <table:table-cell table:formula="of:=LN([.Q21])" office:value-type="float" office:value="7.49861594183531" calcext:value-type="float">
            <text:p>7.49861594183531</text:p>
          </table:table-cell>
          <table:table-cell table:formula="of:=[.R21]/[.Q21]" office:value-type="float" office:value="0.149426588085815" calcext:value-type="float">
            <text:p>0.14942658808581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table:formula="of:=[.A22]*[.B22]" office:value-type="float" office:value="0.005" calcext:value-type="float">
            <text:p>0.0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85.7" calcext:value-type="float">
            <text:p>185.7</text:p>
          </table:table-cell>
          <table:table-cell office:value-type="float" office:value="2" calcext:value-type="float">
            <text:p>2</text:p>
          </table:table-cell>
          <table:table-cell table:formula="of:=273.15 + [.E22]" office:value-type="float" office:value="458.85" calcext:value-type="float">
            <text:p>458.85</text:p>
          </table:table-cell>
          <table:table-cell table:number-columns-repeated="2"/>
          <table:table-cell table:formula="of:=592879.548*[.C22]" office:value-type="float" office:value="2964.39774" calcext:value-type="float">
            <text:p>2964.39774</text:p>
          </table:table-cell>
          <table:table-cell table:formula="of:=SQRT((592879.548*[.D22])^2+([.C22]*116604.60376)^2)" office:value-type="float" office:value="654.058391934418" calcext:value-type="float">
            <text:p>654.058391934418</text:p>
          </table:table-cell>
          <table:table-cell table:formula="of:=LN([.J22])" office:value-type="float" office:value="7.99442916769667" calcext:value-type="float">
            <text:p>7.99442916769667</text:p>
          </table:table-cell>
          <table:table-cell table:formula="of:=[.K22]/[.J22]" office:value-type="float" office:value="0.220637866204289" calcext:value-type="float">
            <text:p>0.220637866204289</text:p>
          </table:table-cell>
          <table:table-cell table:formula="of:=LN([.G22])" office:value-type="float" office:value="6.12872335926502" calcext:value-type="float">
            <text:p>6.12872335926502</text:p>
          </table:table-cell>
          <table:table-cell table:formula="of:=[.F22]/[.G22]" office:value-type="float" office:value="0.004358722894192" calcext:value-type="float">
            <text:p>0.004358722894192</text:p>
          </table:table-cell>
          <table:table-cell/>
          <table:table-cell table:formula="of:=401231.4910111*[.C22]" office:value-type="float" office:value="2006.1574550555" calcext:value-type="float">
            <text:p>2006.1574550555</text:p>
          </table:table-cell>
          <table:table-cell table:formula="of:=SQRT((401231.4910111*[.D22])^2+([.C22]*40088.2794)^2)" office:value-type="float" office:value="283.590251905913" calcext:value-type="float">
            <text:p>283.590251905913</text:p>
          </table:table-cell>
          <table:table-cell table:formula="of:=LN([.Q22])" office:value-type="float" office:value="7.60397645749314" calcext:value-type="float">
            <text:p>7.60397645749314</text:p>
          </table:table-cell>
          <table:table-cell table:formula="of:=[.R22]/[.Q22]" office:value-type="float" office:value="0.141359917284293" calcext:value-type="float">
            <text:p>0.14135991728429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" calcext:value-type="float">
            <text:p>0.01</text:p>
          </table:table-cell>
          <table:table-cell table:formula="of:=[.A23]*[.B23]" office:value-type="float" office:value="0.0055" calcext:value-type="float">
            <text:p>0.005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99.8" calcext:value-type="float">
            <text:p>199.8</text:p>
          </table:table-cell>
          <table:table-cell office:value-type="float" office:value="2" calcext:value-type="float">
            <text:p>2</text:p>
          </table:table-cell>
          <table:table-cell table:formula="of:=273.15 + [.E23]" office:value-type="float" office:value="472.95" calcext:value-type="float">
            <text:p>472.95</text:p>
          </table:table-cell>
          <table:table-cell table:number-columns-repeated="2"/>
          <table:table-cell table:formula="of:=592879.548*[.C23]" office:value-type="float" office:value="3260.837514" calcext:value-type="float">
            <text:p>3260.837514</text:p>
          </table:table-cell>
          <table:table-cell table:formula="of:=SQRT((592879.548*[.D23])^2+([.C23]*116604.60376)^2)" office:value-type="float" office:value="706.522969587313" calcext:value-type="float">
            <text:p>706.522969587313</text:p>
          </table:table-cell>
          <table:table-cell table:formula="of:=LN([.J23])" office:value-type="float" office:value="8.08973934750099" calcext:value-type="float">
            <text:p>8.08973934750099</text:p>
          </table:table-cell>
          <table:table-cell table:formula="of:=[.K23]/[.J23]" office:value-type="float" office:value="0.216669173656751" calcext:value-type="float">
            <text:p>0.216669173656751</text:p>
          </table:table-cell>
          <table:table-cell table:formula="of:=LN([.G23])" office:value-type="float" office:value="6.15898967465918" calcext:value-type="float">
            <text:p>6.15898967465918</text:p>
          </table:table-cell>
          <table:table-cell table:formula="of:=[.F23]/[.G23]" office:value-type="float" office:value="0.00422877682630299" calcext:value-type="float">
            <text:p>0.004228776826303</text:p>
          </table:table-cell>
          <table:table-cell/>
          <table:table-cell table:formula="of:=401231.4910111*[.C23]" office:value-type="float" office:value="2206.77320056105" calcext:value-type="float">
            <text:p>2206.77320056105</text:p>
          </table:table-cell>
          <table:table-cell table:formula="of:=SQRT((401231.4910111*[.D23])^2+([.C23]*40088.2794)^2)" office:value-type="float" office:value="298.094866172892" calcext:value-type="float">
            <text:p>298.094866172892</text:p>
          </table:table-cell>
          <table:table-cell table:formula="of:=LN([.Q23])" office:value-type="float" office:value="7.69928663729746" calcext:value-type="float">
            <text:p>7.69928663729746</text:p>
          </table:table-cell>
          <table:table-cell table:formula="of:=[.R23]/[.Q23]" office:value-type="float" office:value="0.135081786427851" calcext:value-type="float">
            <text:p>0.13508178642785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 table:formula="of:=[.A24]*[.B24]" office:value-type="float" office:value="0.006" calcext:value-type="float">
            <text:p>0.0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5.3" calcext:value-type="float">
            <text:p>205.3</text:p>
          </table:table-cell>
          <table:table-cell office:value-type="float" office:value="2" calcext:value-type="float">
            <text:p>2</text:p>
          </table:table-cell>
          <table:table-cell table:formula="of:=273.15 + [.E24]" office:value-type="float" office:value="478.45" calcext:value-type="float">
            <text:p>478.45</text:p>
          </table:table-cell>
          <table:table-cell table:number-columns-repeated="2"/>
          <table:table-cell table:formula="of:=592879.548*[.C24]" office:value-type="float" office:value="3557.277288" calcext:value-type="float">
            <text:p>3557.277288</text:p>
          </table:table-cell>
          <table:table-cell table:formula="of:=SQRT((592879.548*[.D24])^2+([.C24]*116604.60376)^2)" office:value-type="float" office:value="759.83902891213" calcext:value-type="float">
            <text:p>759.83902891213</text:p>
          </table:table-cell>
          <table:table-cell table:formula="of:=LN([.J24])" office:value-type="float" office:value="8.17675072449062" calcext:value-type="float">
            <text:p>8.17675072449062</text:p>
          </table:table-cell>
          <table:table-cell table:formula="of:=[.K24]/[.J24]" office:value-type="float" office:value="0.213601293178731" calcext:value-type="float">
            <text:p>0.213601293178731</text:p>
          </table:table-cell>
          <table:table-cell table:formula="of:=LN([.G24])" office:value-type="float" office:value="6.17055171222527" calcext:value-type="float">
            <text:p>6.17055171222527</text:p>
          </table:table-cell>
          <table:table-cell table:formula="of:=[.F24]/[.G24]" office:value-type="float" office:value="0.0041801651165221" calcext:value-type="float">
            <text:p>0.004180165116522</text:p>
          </table:table-cell>
          <table:table-cell/>
          <table:table-cell table:formula="of:=401231.4910111*[.C24]" office:value-type="float" office:value="2407.3889460666" calcext:value-type="float">
            <text:p>2407.3889460666</text:p>
          </table:table-cell>
          <table:table-cell table:formula="of:=SQRT((401231.4910111*[.D24])^2+([.C24]*40088.2794)^2)" office:value-type="float" office:value="313.211115022817" calcext:value-type="float">
            <text:p>313.211115022817</text:p>
          </table:table-cell>
          <table:table-cell table:formula="of:=LN([.Q24])" office:value-type="float" office:value="7.78629801428709" calcext:value-type="float">
            <text:p>7.78629801428709</text:p>
          </table:table-cell>
          <table:table-cell table:formula="of:=[.R24]/[.Q24]" office:value-type="float" office:value="0.130104076258458" calcext:value-type="float">
            <text:p>0.13010407625845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1" calcext:value-type="float">
            <text:p>0.01</text:p>
          </table:table-cell>
          <table:table-cell table:formula="of:=[.A25]*[.B25]" office:value-type="float" office:value="0.0065" calcext:value-type="float">
            <text:p>0.0065</text:p>
          </table:table-cell>
          <table:table-cell office:value-type="float" office:value="0.0005" calcext:value-type="float">
            <text:p>0.0005</text:p>
          </table:table-cell>
          <table:table-cell office:value-type="float" office:value="220.7" calcext:value-type="float">
            <text:p>220.7</text:p>
          </table:table-cell>
          <table:table-cell office:value-type="float" office:value="2" calcext:value-type="float">
            <text:p>2</text:p>
          </table:table-cell>
          <table:table-cell table:formula="of:=273.15 + [.E25]" office:value-type="float" office:value="493.85" calcext:value-type="float">
            <text:p>493.85</text:p>
          </table:table-cell>
          <table:table-cell table:number-columns-repeated="2"/>
          <table:table-cell table:formula="of:=592879.548*[.C25]" office:value-type="float" office:value="3853.717062" calcext:value-type="float">
            <text:p>3853.717062</text:p>
          </table:table-cell>
          <table:table-cell table:formula="of:=SQRT((592879.548*[.D25])^2+([.C25]*116604.60376)^2)" office:value-type="float" office:value="813.839240864432" calcext:value-type="float">
            <text:p>813.839240864432</text:p>
          </table:table-cell>
          <table:table-cell table:formula="of:=LN([.J25])" office:value-type="float" office:value="8.25679343216416" calcext:value-type="float">
            <text:p>8.25679343216416</text:p>
          </table:table-cell>
          <table:table-cell table:formula="of:=[.K25]/[.J25]" office:value-type="float" office:value="0.211182924893315" calcext:value-type="float">
            <text:p>0.211182924893315</text:p>
          </table:table-cell>
          <table:table-cell table:formula="of:=LN([.G25])" office:value-type="float" office:value="6.20223182735414" calcext:value-type="float">
            <text:p>6.20223182735414</text:p>
          </table:table-cell>
          <table:table-cell table:formula="of:=[.F25]/[.G25]" office:value-type="float" office:value="0.0040498126961628" calcext:value-type="float">
            <text:p>0.004049812696163</text:p>
          </table:table-cell>
          <table:table-cell/>
          <table:table-cell table:formula="of:=401231.4910111*[.C25]" office:value-type="float" office:value="2608.00469157215" calcext:value-type="float">
            <text:p>2608.00469157215</text:p>
          </table:table-cell>
          <table:table-cell table:formula="of:=SQRT((401231.4910111*[.D25])^2+([.C25]*40088.2794)^2)" office:value-type="float" office:value="328.854665440015" calcext:value-type="float">
            <text:p>328.854665440015</text:p>
          </table:table-cell>
          <table:table-cell table:formula="of:=LN([.Q25])" office:value-type="float" office:value="7.86634072196063" calcext:value-type="float">
            <text:p>7.86634072196063</text:p>
          </table:table-cell>
          <table:table-cell table:formula="of:=[.R25]/[.Q25]" office:value-type="float" office:value="0.126094353473642" calcext:value-type="float">
            <text:p>0.12609435347364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table:formula="of:=[.A26]*[.B26]" office:value-type="float" office:value="0.007" calcext:value-type="float">
            <text:p>0.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228.7" calcext:value-type="float">
            <text:p>228.7</text:p>
          </table:table-cell>
          <table:table-cell office:value-type="float" office:value="2" calcext:value-type="float">
            <text:p>2</text:p>
          </table:table-cell>
          <table:table-cell table:formula="of:=273.15 + [.E26]" office:value-type="float" office:value="501.85" calcext:value-type="float">
            <text:p>501.85</text:p>
          </table:table-cell>
          <table:table-cell table:number-columns-repeated="2"/>
          <table:table-cell table:formula="of:=592879.548*[.C26]" office:value-type="float" office:value="4150.156836" calcext:value-type="float">
            <text:p>4150.156836</text:p>
          </table:table-cell>
          <table:table-cell table:formula="of:=SQRT((592879.548*[.D26])^2+([.C26]*116604.60376)^2)" office:value-type="float" office:value="868.395985073903" calcext:value-type="float">
            <text:p>868.395985073903</text:p>
          </table:table-cell>
          <table:table-cell table:formula="of:=LN([.J26])" office:value-type="float" office:value="8.33090140431788" calcext:value-type="float">
            <text:p>8.33090140431788</text:p>
          </table:table-cell>
          <table:table-cell table:formula="of:=[.K26]/[.J26]" office:value-type="float" office:value="0.209244136882036" calcext:value-type="float">
            <text:p>0.209244136882036</text:p>
          </table:table-cell>
          <table:table-cell table:formula="of:=LN([.G26])" office:value-type="float" office:value="6.21830127025981" calcext:value-type="float">
            <text:p>6.21830127025981</text:p>
          </table:table-cell>
          <table:table-cell table:formula="of:=[.F26]/[.G26]" office:value-type="float" office:value="0.0039852545581349" calcext:value-type="float">
            <text:p>0.003985254558135</text:p>
          </table:table-cell>
          <table:table-cell/>
          <table:table-cell table:formula="of:=401231.4910111*[.C26]" office:value-type="float" office:value="2808.6204370777" calcext:value-type="float">
            <text:p>2808.6204370777</text:p>
          </table:table-cell>
          <table:table-cell table:formula="of:=SQRT((401231.4910111*[.D26])^2+([.C26]*40088.2794)^2)" office:value-type="float" office:value="344.953785980265" calcext:value-type="float">
            <text:p>344.953785980265</text:p>
          </table:table-cell>
          <table:table-cell table:formula="of:=LN([.Q26])" office:value-type="float" office:value="7.94044869411435" calcext:value-type="float">
            <text:p>7.94044869411435</text:p>
          </table:table-cell>
          <table:table-cell table:formula="of:=[.R26]/[.Q26]" office:value-type="float" office:value="0.122819652462253" calcext:value-type="float">
            <text:p>0.12281965246225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table:formula="of:=[.A27]*[.B27]" office:value-type="float" office:value="0.0075" calcext:value-type="float">
            <text:p>0.0075</text:p>
          </table:table-cell>
          <table:table-cell office:value-type="float" office:value="0.0005" calcext:value-type="float">
            <text:p>0.0005</text:p>
          </table:table-cell>
          <table:table-cell office:value-type="float" office:value="234.7" calcext:value-type="float">
            <text:p>234.7</text:p>
          </table:table-cell>
          <table:table-cell office:value-type="float" office:value="2" calcext:value-type="float">
            <text:p>2</text:p>
          </table:table-cell>
          <table:table-cell table:formula="of:=273.15 + [.E27]" office:value-type="float" office:value="507.85" calcext:value-type="float">
            <text:p>507.85</text:p>
          </table:table-cell>
          <table:table-cell table:number-columns-repeated="2"/>
          <table:table-cell table:formula="of:=592879.548*[.C27]" office:value-type="float" office:value="4446.59661" calcext:value-type="float">
            <text:p>4446.59661</text:p>
          </table:table-cell>
          <table:table-cell table:formula="of:=SQRT((592879.548*[.D27])^2+([.C27]*116604.60376)^2)" office:value-type="float" office:value="923.410624057991" calcext:value-type="float">
            <text:p>923.410624057991</text:p>
          </table:table-cell>
          <table:table-cell table:formula="of:=LN([.J27])" office:value-type="float" office:value="8.39989427580483" calcext:value-type="float">
            <text:p>8.39989427580483</text:p>
          </table:table-cell>
          <table:table-cell table:formula="of:=[.K27]/[.J27]" office:value-type="float" office:value="0.20766683039818" calcext:value-type="float">
            <text:p>0.20766683039818</text:p>
          </table:table-cell>
          <table:table-cell table:formula="of:=LN([.G27])" office:value-type="float" office:value="6.23018612838551" calcext:value-type="float">
            <text:p>6.23018612838551</text:p>
          </table:table-cell>
          <table:table-cell table:formula="of:=[.F27]/[.G27]" office:value-type="float" office:value="0.0039381707197007" calcext:value-type="float">
            <text:p>0.003938170719701</text:p>
          </table:table-cell>
          <table:table-cell/>
          <table:table-cell table:formula="of:=401231.4910111*[.C27]" office:value-type="float" office:value="3009.23618258325" calcext:value-type="float">
            <text:p>3009.23618258325</text:p>
          </table:table-cell>
          <table:table-cell table:formula="of:=SQRT((401231.4910111*[.D27])^2+([.C27]*40088.2794)^2)" office:value-type="float" office:value="361.447607566019" calcext:value-type="float">
            <text:p>361.447607566019</text:p>
          </table:table-cell>
          <table:table-cell table:formula="of:=LN([.Q27])" office:value-type="float" office:value="8.0094415656013" calcext:value-type="float">
            <text:p>8.0094415656013</text:p>
          </table:table-cell>
          <table:table-cell table:formula="of:=[.R27]/[.Q27]" office:value-type="float" office:value="0.120112741451798" calcext:value-type="float">
            <text:p>0.12011274145179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table:formula="of:=[.A28]*[.B28]" office:value-type="float" office:value="0.008" calcext:value-type="float">
            <text:p>0.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42.4" calcext:value-type="float">
            <text:p>242.4</text:p>
          </table:table-cell>
          <table:table-cell office:value-type="float" office:value="2" calcext:value-type="float">
            <text:p>2</text:p>
          </table:table-cell>
          <table:table-cell table:formula="of:=273.15 + [.E28]" office:value-type="float" office:value="515.55" calcext:value-type="float">
            <text:p>515.55</text:p>
          </table:table-cell>
          <table:table-cell table:number-columns-repeated="2"/>
          <table:table-cell table:formula="of:=592879.548*[.C28]" office:value-type="float" office:value="4743.036384" calcext:value-type="float">
            <text:p>4743.036384</text:p>
          </table:table-cell>
          <table:table-cell table:formula="of:=SQRT((592879.548*[.D28])^2+([.C28]*116604.60376)^2)" office:value-type="float" office:value="978.805951740627" calcext:value-type="float">
            <text:p>978.805951740627</text:p>
          </table:table-cell>
          <table:table-cell table:formula="of:=LN([.J28])" office:value-type="float" office:value="8.4644327969424" calcext:value-type="float">
            <text:p>8.4644327969424</text:p>
          </table:table-cell>
          <table:table-cell table:formula="of:=[.K28]/[.J28]" office:value-type="float" office:value="0.206366949880987" calcext:value-type="float">
            <text:p>0.206366949880987</text:p>
          </table:table-cell>
          <table:table-cell table:formula="of:=LN([.G28])" office:value-type="float" office:value="6.24523429196395" calcext:value-type="float">
            <text:p>6.24523429196395</text:p>
          </table:table-cell>
          <table:table-cell table:formula="of:=[.F28]/[.G28]" office:value-type="float" office:value="0.00387935214819125" calcext:value-type="float">
            <text:p>0.003879352148191</text:p>
          </table:table-cell>
          <table:table-cell/>
          <table:table-cell table:formula="of:=401231.4910111*[.C28]" office:value-type="float" office:value="3209.8519280888" calcext:value-type="float">
            <text:p>3209.8519280888</text:p>
          </table:table-cell>
          <table:table-cell table:formula="of:=SQRT((401231.4910111*[.D28])^2+([.C28]*40088.2794)^2)" office:value-type="float" office:value="378.284504891365" calcext:value-type="float">
            <text:p>378.284504891365</text:p>
          </table:table-cell>
          <table:table-cell table:formula="of:=LN([.Q28])" office:value-type="float" office:value="8.07398008673887" calcext:value-type="float">
            <text:p>8.07398008673887</text:p>
          </table:table-cell>
          <table:table-cell table:formula="of:=[.R28]/[.Q28]" office:value-type="float" office:value="0.117851076425386" calcext:value-type="float">
            <text:p>0.11785107642538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1" calcext:value-type="float">
            <text:p>0.01</text:p>
          </table:table-cell>
          <table:table-cell table:formula="of:=[.A29]*[.B29]" office:value-type="float" office:value="0.0085" calcext:value-type="float">
            <text:p>0.0085</text:p>
          </table:table-cell>
          <table:table-cell office:value-type="float" office:value="0.0005" calcext:value-type="float">
            <text:p>0.0005</text:p>
          </table:table-cell>
          <table:table-cell office:value-type="float" office:value="249.2" calcext:value-type="float">
            <text:p>249.2</text:p>
          </table:table-cell>
          <table:table-cell office:value-type="float" office:value="2" calcext:value-type="float">
            <text:p>2</text:p>
          </table:table-cell>
          <table:table-cell table:formula="of:=273.15 + [.E29]" office:value-type="float" office:value="522.35" calcext:value-type="float">
            <text:p>522.35</text:p>
          </table:table-cell>
          <table:table-cell table:number-columns-repeated="2"/>
          <table:table-cell table:formula="of:=592879.548*[.C29]" office:value-type="float" office:value="5039.476158" calcext:value-type="float">
            <text:p>5039.476158</text:p>
          </table:table-cell>
          <table:table-cell table:formula="of:=SQRT((592879.548*[.D29])^2+([.C29]*116604.60376)^2)" office:value-type="float" office:value="1034.52081589091" calcext:value-type="float">
            <text:p>1034.52081589091</text:p>
          </table:table-cell>
          <table:table-cell table:formula="of:=LN([.J29])" office:value-type="float" office:value="8.52505741875884" calcext:value-type="float">
            <text:p>8.52505741875884</text:p>
          </table:table-cell>
          <table:table-cell table:formula="of:=[.K29]/[.J29]" office:value-type="float" office:value="0.205283403166546" calcext:value-type="float">
            <text:p>0.205283403166546</text:p>
          </table:table-cell>
          <table:table-cell table:formula="of:=LN([.G29])" office:value-type="float" office:value="6.25833786128352" calcext:value-type="float">
            <text:p>6.25833786128352</text:p>
          </table:table-cell>
          <table:table-cell table:formula="of:=[.F29]/[.G29]" office:value-type="float" office:value="0.0038288503876711" calcext:value-type="float">
            <text:p>0.003828850387671</text:p>
          </table:table-cell>
          <table:table-cell/>
          <table:table-cell table:formula="of:=401231.4910111*[.C29]" office:value-type="float" office:value="3410.46767359435" calcext:value-type="float">
            <text:p>3410.46767359435</text:p>
          </table:table-cell>
          <table:table-cell table:formula="of:=SQRT((401231.4910111*[.D29])^2+([.C29]*40088.2794)^2)" office:value-type="float" office:value="395.420656186849" calcext:value-type="float">
            <text:p>395.420656186849</text:p>
          </table:table-cell>
          <table:table-cell table:formula="of:=LN([.Q29])" office:value-type="float" office:value="8.13460470855531" calcext:value-type="float">
            <text:p>8.13460470855531</text:p>
          </table:table-cell>
          <table:table-cell table:formula="of:=[.R29]/[.Q29]" office:value-type="float" office:value="0.115943235365755" calcext:value-type="float">
            <text:p>0.11594323536575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table:formula="of:=[.A30]*[.B30]" office:value-type="float" office:value="0.009" calcext:value-type="float">
            <text:p>0.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56.6" calcext:value-type="float">
            <text:p>256.6</text:p>
          </table:table-cell>
          <table:table-cell office:value-type="float" office:value="2" calcext:value-type="float">
            <text:p>2</text:p>
          </table:table-cell>
          <table:table-cell table:formula="of:=273.15 + [.E30]" office:value-type="float" office:value="529.75" calcext:value-type="float">
            <text:p>529.75</text:p>
          </table:table-cell>
          <table:table-cell table:number-columns-repeated="2"/>
          <table:table-cell table:formula="of:=592879.548*[.C30]" office:value-type="float" office:value="5335.915932" calcext:value-type="float">
            <text:p>5335.915932</text:p>
          </table:table-cell>
          <table:table-cell table:formula="of:=SQRT((592879.548*[.D30])^2+([.C30]*116604.60376)^2)" office:value-type="float" office:value="1090.5062414628" calcext:value-type="float">
            <text:p>1090.5062414628</text:p>
          </table:table-cell>
          <table:table-cell table:formula="of:=LN([.J30])" office:value-type="float" office:value="8.58221583259879" calcext:value-type="float">
            <text:p>8.58221583259879</text:p>
          </table:table-cell>
          <table:table-cell table:formula="of:=[.K30]/[.J30]" office:value-type="float" office:value="0.204370956244444" calcext:value-type="float">
            <text:p>0.204370956244444</text:p>
          </table:table-cell>
          <table:table-cell table:formula="of:=LN([.G30])" office:value-type="float" office:value="6.27240519714841" calcext:value-type="float">
            <text:p>6.27240519714841</text:p>
          </table:table-cell>
          <table:table-cell table:formula="of:=[.F30]/[.G30]" office:value-type="float" office:value="0.00377536573855592" calcext:value-type="float">
            <text:p>0.003775365738556</text:p>
          </table:table-cell>
          <table:table-cell/>
          <table:table-cell table:formula="of:=401231.4910111*[.C30]" office:value-type="float" office:value="3611.0834190999" calcext:value-type="float">
            <text:p>3611.0834190999</text:p>
          </table:table-cell>
          <table:table-cell table:formula="of:=SQRT((401231.4910111*[.D30])^2+([.C30]*40088.2794)^2)" office:value-type="float" office:value="412.818796943886" calcext:value-type="float">
            <text:p>412.818796943886</text:p>
          </table:table-cell>
          <table:table-cell table:formula="of:=LN([.Q30])" office:value-type="float" office:value="8.19176312239526" calcext:value-type="float">
            <text:p>8.19176312239526</text:p>
          </table:table-cell>
          <table:table-cell table:formula="of:=[.R30]/[.Q30]" office:value-type="float" office:value="0.114319928130263" calcext:value-type="float">
            <text:p>0.11431992813026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 table:formula="of:=[.A31]*[.B31]" office:value-type="float" office:value="0.0095" calcext:value-type="float">
            <text:p>0.0095</text:p>
          </table:table-cell>
          <table:table-cell office:value-type="float" office:value="0.0005" calcext:value-type="float">
            <text:p>0.0005</text:p>
          </table:table-cell>
          <table:table-cell office:value-type="float" office:value="262.9" calcext:value-type="float">
            <text:p>262.9</text:p>
          </table:table-cell>
          <table:table-cell office:value-type="float" office:value="2" calcext:value-type="float">
            <text:p>2</text:p>
          </table:table-cell>
          <table:table-cell table:formula="of:=273.15 + [.E31]" office:value-type="float" office:value="536.05" calcext:value-type="float">
            <text:p>536.05</text:p>
          </table:table-cell>
          <table:table-cell table:number-columns-repeated="2"/>
          <table:table-cell table:formula="of:=592879.548*[.C31]" office:value-type="float" office:value="5632.355706" calcext:value-type="float">
            <text:p>5632.355706</text:p>
          </table:table-cell>
          <table:table-cell table:formula="of:=SQRT((592879.548*[.D31])^2+([.C31]*116604.60376)^2)" office:value-type="float" office:value="1146.72260099645" calcext:value-type="float">
            <text:p>1146.72260099645</text:p>
          </table:table-cell>
          <table:table-cell table:formula="of:=LN([.J31])" office:value-type="float" office:value="8.63628305386906" calcext:value-type="float">
            <text:p>8.63628305386906</text:p>
          </table:table-cell>
          <table:table-cell table:formula="of:=[.K31]/[.J31]" office:value-type="float" office:value="0.203595557676672" calcext:value-type="float">
            <text:p>0.203595557676672</text:p>
          </table:table-cell>
          <table:table-cell table:formula="of:=LN([.G31])" office:value-type="float" office:value="6.28422744030225" calcext:value-type="float">
            <text:p>6.28422744030225</text:p>
          </table:table-cell>
          <table:table-cell table:formula="of:=[.F31]/[.G31]" office:value-type="float" office:value="0.00373099524298106" calcext:value-type="float">
            <text:p>0.003730995242981</text:p>
          </table:table-cell>
          <table:table-cell/>
          <table:table-cell table:formula="of:=401231.4910111*[.C31]" office:value-type="float" office:value="3811.69916460545" calcext:value-type="float">
            <text:p>3811.69916460545</text:p>
          </table:table-cell>
          <table:table-cell table:formula="of:=SQRT((401231.4910111*[.D31])^2+([.C31]*40088.2794)^2)" office:value-type="float" office:value="430.447160466628" calcext:value-type="float">
            <text:p>430.447160466628</text:p>
          </table:table-cell>
          <table:table-cell table:formula="of:=LN([.Q31])" office:value-type="float" office:value="8.24583034366553" calcext:value-type="float">
            <text:p>8.24583034366553</text:p>
          </table:table-cell>
          <table:table-cell table:formula="of:=[.R31]/[.Q31]" office:value-type="float" office:value="0.112927894326934" calcext:value-type="float">
            <text:p>0.1129278943269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A32]*[.B32]"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office:value-type="float" office:value="266.8" calcext:value-type="float">
            <text:p>266.8</text:p>
          </table:table-cell>
          <table:table-cell office:value-type="float" office:value="2" calcext:value-type="float">
            <text:p>2</text:p>
          </table:table-cell>
          <table:table-cell table:formula="of:=273.15 + [.E32]" office:value-type="float" office:value="539.95" calcext:value-type="float">
            <text:p>539.95</text:p>
          </table:table-cell>
          <table:table-cell table:number-columns-repeated="2"/>
          <table:table-cell table:formula="of:=592879.548*[.C32]" office:value-type="float" office:value="5928.79548" calcext:value-type="float">
            <text:p>5928.79548</text:p>
          </table:table-cell>
          <table:table-cell table:formula="of:=SQRT((592879.548*[.D32])^2+([.C32]*116604.60376)^2)" office:value-type="float" office:value="1663.0357769902" calcext:value-type="float">
            <text:p>1663.0357769902</text:p>
          </table:table-cell>
          <table:table-cell table:formula="of:=LN([.J32])" office:value-type="float" office:value="8.68757634825661" calcext:value-type="float">
            <text:p>8.68757634825661</text:p>
          </table:table-cell>
          <table:table-cell table:formula="of:=[.K32]/[.J32]" office:value-type="float" office:value="0.280501458112399" calcext:value-type="float">
            <text:p>0.280501458112399</text:p>
          </table:table-cell>
          <table:table-cell table:formula="of:=LN([.G32])" office:value-type="float" office:value="6.29147654267877" calcext:value-type="float">
            <text:p>6.29147654267877</text:p>
          </table:table-cell>
          <table:table-cell table:formula="of:=[.F32]/[.G32]" office:value-type="float" office:value="0.00370404667098805" calcext:value-type="float">
            <text:p>0.003704046670988</text:p>
          </table:table-cell>
          <table:table-cell/>
          <table:table-cell table:formula="of:=401231.4910111*[.C32]" office:value-type="float" office:value="4012.314910111" calcext:value-type="float">
            <text:p>4012.314910111</text:p>
          </table:table-cell>
          <table:table-cell table:formula="of:=SQRT((401231.4910111*[.D32])^2+([.C32]*40088.2794)^2)" office:value-type="float" office:value="897.025000789392" calcext:value-type="float">
            <text:p>897.025000789392</text:p>
          </table:table-cell>
          <table:table-cell table:formula="of:=LN([.Q32])" office:value-type="float" office:value="8.29712363805308" calcext:value-type="float">
            <text:p>8.29712363805308</text:p>
          </table:table-cell>
          <table:table-cell table:formula="of:=[.R32]/[.Q32]" office:value-type="float" office:value="0.223567945409493" calcext:value-type="float">
            <text:p>0.22356794540949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 table:formula="of:=[.A33]*[.B33]"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office:value-type="float" office:value="291.6" calcext:value-type="float">
            <text:p>291.6</text:p>
          </table:table-cell>
          <table:table-cell office:value-type="float" office:value="2" calcext:value-type="float">
            <text:p>2</text:p>
          </table:table-cell>
          <table:table-cell table:formula="of:=273.15 + [.E33]" office:value-type="float" office:value="564.75" calcext:value-type="float">
            <text:p>564.75</text:p>
          </table:table-cell>
          <table:table-cell table:number-columns-repeated="2"/>
          <table:table-cell table:formula="of:=592879.548*[.C33]" office:value-type="float" office:value="7114.554576" calcext:value-type="float">
            <text:p>7114.554576</text:p>
          </table:table-cell>
          <table:table-cell table:formula="of:=SQRT((592879.548*[.D33])^2+([.C33]*116604.60376)^2)" office:value-type="float" office:value="1834.10465206939" calcext:value-type="float">
            <text:p>1834.10465206939</text:p>
          </table:table-cell>
          <table:table-cell table:formula="of:=LN([.J33])" office:value-type="float" office:value="8.86989790505057" calcext:value-type="float">
            <text:p>8.86989790505057</text:p>
          </table:table-cell>
          <table:table-cell table:formula="of:=[.K33]/[.J33]" office:value-type="float" office:value="0.257796132207137" calcext:value-type="float">
            <text:p>0.257796132207137</text:p>
          </table:table-cell>
          <table:table-cell table:formula="of:=LN([.G33])" office:value-type="float" office:value="6.33638315534811" calcext:value-type="float">
            <text:p>6.33638315534811</text:p>
          </table:table-cell>
          <table:table-cell table:formula="of:=[.F33]/[.G33]" office:value-type="float" office:value="0.00354138999557326" calcext:value-type="float">
            <text:p>0.003541389995573</text:p>
          </table:table-cell>
          <table:table-cell/>
          <table:table-cell table:formula="of:=401231.4910111*[.C33]" office:value-type="float" office:value="4814.7778921332" calcext:value-type="float">
            <text:p>4814.7778921332</text:p>
          </table:table-cell>
          <table:table-cell table:formula="of:=SQRT((401231.4910111*[.D33])^2+([.C33]*40088.2794)^2)" office:value-type="float" office:value="935.609394155658" calcext:value-type="float">
            <text:p>935.609394155658</text:p>
          </table:table-cell>
          <table:table-cell table:formula="of:=LN([.Q33])" office:value-type="float" office:value="8.47944519484704" calcext:value-type="float">
            <text:p>8.47944519484704</text:p>
          </table:table-cell>
          <table:table-cell table:formula="of:=[.R33]/[.Q33]" office:value-type="float" office:value="0.194320364327571" calcext:value-type="float">
            <text:p>0.19432036432757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1" calcext:value-type="float">
            <text:p>0.01</text:p>
          </table:table-cell>
          <table:table-cell table:formula="of:=[.A34]*[.B34]"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313.7" calcext:value-type="float">
            <text:p>313.7</text:p>
          </table:table-cell>
          <table:table-cell office:value-type="float" office:value="2" calcext:value-type="float">
            <text:p>2</text:p>
          </table:table-cell>
          <table:table-cell table:formula="of:=273.15 + [.E34]" office:value-type="float" office:value="586.85" calcext:value-type="float">
            <text:p>586.85</text:p>
          </table:table-cell>
          <table:table-cell table:number-columns-repeated="2"/>
          <table:table-cell table:formula="of:=592879.548*[.C34]" office:value-type="float" office:value="8300.313672" calcext:value-type="float">
            <text:p>8300.313672</text:p>
          </table:table-cell>
          <table:table-cell table:formula="of:=SQRT((592879.548*[.D34])^2+([.C34]*116604.60376)^2)" office:value-type="float" office:value="2017.66320848648" calcext:value-type="float">
            <text:p>2017.66320848648</text:p>
          </table:table-cell>
          <table:table-cell table:formula="of:=LN([.J34])" office:value-type="float" office:value="9.02404858487783" calcext:value-type="float">
            <text:p>9.02404858487783</text:p>
          </table:table-cell>
          <table:table-cell table:formula="of:=[.K34]/[.J34]" office:value-type="float" office:value="0.243082766292652" calcext:value-type="float">
            <text:p>0.243082766292652</text:p>
          </table:table-cell>
          <table:table-cell table:formula="of:=LN([.G34])" office:value-type="float" office:value="6.37476925054613" calcext:value-type="float">
            <text:p>6.37476925054613</text:p>
          </table:table-cell>
          <table:table-cell table:formula="of:=[.F34]/[.G34]" office:value-type="float" office:value="0.00340802590099685" calcext:value-type="float">
            <text:p>0.003408025900997</text:p>
          </table:table-cell>
          <table:table-cell/>
          <table:table-cell table:formula="of:=401231.4910111*[.C34]" office:value-type="float" office:value="5617.2408741554" calcext:value-type="float">
            <text:p>5617.2408741554</text:p>
          </table:table-cell>
          <table:table-cell table:formula="of:=SQRT((401231.4910111*[.D34])^2+([.C34]*40088.2794)^2)" office:value-type="float" office:value="979.251033180688" calcext:value-type="float">
            <text:p>979.251033180688</text:p>
          </table:table-cell>
          <table:table-cell table:formula="of:=LN([.Q34])" office:value-type="float" office:value="8.63359587467429" calcext:value-type="float">
            <text:p>8.63359587467429</text:p>
          </table:table-cell>
          <table:table-cell table:formula="of:=[.R34]/[.Q34]" office:value-type="float" office:value="0.174329542762919" calcext:value-type="float">
            <text:p>0.17432954276291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1" calcext:value-type="float">
            <text:p>0.01</text:p>
          </table:table-cell>
          <table:table-cell table:formula="of:=[.A35]*[.B35]"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329.8" calcext:value-type="float">
            <text:p>329.8</text:p>
          </table:table-cell>
          <table:table-cell office:value-type="float" office:value="2" calcext:value-type="float">
            <text:p>2</text:p>
          </table:table-cell>
          <table:table-cell table:formula="of:=273.15 + [.E35]" office:value-type="float" office:value="602.95" calcext:value-type="float">
            <text:p>602.95</text:p>
          </table:table-cell>
          <table:table-cell table:number-columns-repeated="2"/>
          <table:table-cell table:formula="of:=592879.548*[.C35]" office:value-type="float" office:value="9486.072768" calcext:value-type="float">
            <text:p>9486.072768</text:p>
          </table:table-cell>
          <table:table-cell table:formula="of:=SQRT((592879.548*[.D35])^2+([.C35]*116604.60376)^2)" office:value-type="float" office:value="2210.60237038721" calcext:value-type="float">
            <text:p>2210.60237038721</text:p>
          </table:table-cell>
          <table:table-cell table:formula="of:=LN([.J35])" office:value-type="float" office:value="9.15757997750235" calcext:value-type="float">
            <text:p>9.15757997750235</text:p>
          </table:table-cell>
          <table:table-cell table:formula="of:=[.K35]/[.J35]" office:value-type="float" office:value="0.233036623737948" calcext:value-type="float">
            <text:p>0.233036623737948</text:p>
          </table:table-cell>
          <table:table-cell table:formula="of:=LN([.G35])" office:value-type="float" office:value="6.4018342745496" calcext:value-type="float">
            <text:p>6.4018342745496</text:p>
          </table:table-cell>
          <table:table-cell table:formula="of:=[.F35]/[.G35]" office:value-type="float" office:value="0.00331702462890787" calcext:value-type="float">
            <text:p>0.003317024628908</text:p>
          </table:table-cell>
          <table:table-cell/>
          <table:table-cell table:formula="of:=401231.4910111*[.C35]" office:value-type="float" office:value="6419.7038561776" calcext:value-type="float">
            <text:p>6419.7038561776</text:p>
          </table:table-cell>
          <table:table-cell table:formula="of:=SQRT((401231.4910111*[.D35])^2+([.C35]*40088.2794)^2)" office:value-type="float" office:value="1027.30559946911" calcext:value-type="float">
            <text:p>1027.30559946911</text:p>
          </table:table-cell>
          <table:table-cell table:formula="of:=LN([.Q35])" office:value-type="float" office:value="8.76712726729882" calcext:value-type="float">
            <text:p>8.76712726729882</text:p>
          </table:table-cell>
          <table:table-cell table:formula="of:=[.R35]/[.Q35]" office:value-type="float" office:value="0.160023830146082" calcext:value-type="float">
            <text:p>0.16002383014608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1" calcext:value-type="float">
            <text:p>0.01</text:p>
          </table:table-cell>
          <table:table-cell table:formula="of:=[.A36]*[.B36]" office:value-type="float" office:value="0.018" calcext:value-type="float">
            <text:p>0.018</text:p>
          </table:table-cell>
          <table:table-cell office:value-type="float" office:value="0.002" calcext:value-type="float">
            <text:p>0.002</text:p>
          </table:table-cell>
          <table:table-cell office:value-type="float" office:value="347.9" calcext:value-type="float">
            <text:p>347.9</text:p>
          </table:table-cell>
          <table:table-cell office:value-type="float" office:value="2" calcext:value-type="float">
            <text:p>2</text:p>
          </table:table-cell>
          <table:table-cell table:formula="of:=273.15 + [.E36]" office:value-type="float" office:value="621.05" calcext:value-type="float">
            <text:p>621.05</text:p>
          </table:table-cell>
          <table:table-cell table:number-columns-repeated="2"/>
          <table:table-cell table:formula="of:=592879.548*[.C36]" office:value-type="float" office:value="10671.831864" calcext:value-type="float">
            <text:p>10671.831864</text:p>
          </table:table-cell>
          <table:table-cell table:formula="of:=SQRT((592879.548*[.D36])^2+([.C36]*116604.60376)^2)" office:value-type="float" office:value="2410.6708456335" calcext:value-type="float">
            <text:p>2410.6708456335</text:p>
          </table:table-cell>
          <table:table-cell table:formula="of:=LN([.J36])" office:value-type="float" office:value="9.27536301315873" calcext:value-type="float">
            <text:p>9.27536301315873</text:p>
          </table:table-cell>
          <table:table-cell table:formula="of:=[.K36]/[.J36]" office:value-type="float" office:value="0.225891006938142" calcext:value-type="float">
            <text:p>0.225891006938142</text:p>
          </table:table-cell>
          <table:table-cell table:formula="of:=LN([.G36])" office:value-type="float" office:value="6.4314115939902" calcext:value-type="float">
            <text:p>6.4314115939902</text:p>
          </table:table-cell>
          <table:table-cell table:formula="of:=[.F36]/[.G36]" office:value-type="float" office:value="0.00322035262861283" calcext:value-type="float">
            <text:p>0.003220352628613</text:p>
          </table:table-cell>
          <table:table-cell/>
          <table:table-cell table:formula="of:=401231.4910111*[.C36]" office:value-type="float" office:value="7222.1668381998" calcext:value-type="float">
            <text:p>7222.1668381998</text:p>
          </table:table-cell>
          <table:table-cell table:formula="of:=SQRT((401231.4910111*[.D36])^2+([.C36]*40088.2794)^2)" office:value-type="float" office:value="1079.18374921871" calcext:value-type="float">
            <text:p>1079.18374921871</text:p>
          </table:table-cell>
          <table:table-cell table:formula="of:=LN([.Q36])" office:value-type="float" office:value="8.8849103029552" calcext:value-type="float">
            <text:p>8.8849103029552</text:p>
          </table:table-cell>
          <table:table-cell table:formula="of:=[.R36]/[.Q36]" office:value-type="float" office:value="0.149426588085815" calcext:value-type="float">
            <text:p>0.149426588085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[.A37]*[.B37]" office:value-type="float" office:value="0.02" calcext:value-type="float">
            <text:p>0.02</text:p>
          </table:table-cell>
          <table:table-cell office:value-type="float" office:value="0.002" calcext:value-type="float">
            <text:p>0.002</text:p>
          </table:table-cell>
          <table:table-cell office:value-type="float" office:value="365.2" calcext:value-type="float">
            <text:p>365.2</text:p>
          </table:table-cell>
          <table:table-cell office:value-type="float" office:value="2" calcext:value-type="float">
            <text:p>2</text:p>
          </table:table-cell>
          <table:table-cell table:formula="of:=273.15 + [.E37]" office:value-type="float" office:value="638.35" calcext:value-type="float">
            <text:p>638.35</text:p>
          </table:table-cell>
          <table:table-cell table:number-columns-repeated="2"/>
          <table:table-cell table:formula="of:=592879.548*[.C37]" office:value-type="float" office:value="11857.59096" calcext:value-type="float">
            <text:p>11857.59096</text:p>
          </table:table-cell>
          <table:table-cell table:formula="of:=SQRT((592879.548*[.D37])^2+([.C37]*116604.60376)^2)" office:value-type="float" office:value="2616.23356773767" calcext:value-type="float">
            <text:p>2616.23356773767</text:p>
          </table:table-cell>
          <table:table-cell table:formula="of:=LN([.J37])" office:value-type="float" office:value="9.38072352881656" calcext:value-type="float">
            <text:p>9.38072352881656</text:p>
          </table:table-cell>
          <table:table-cell table:formula="of:=[.K37]/[.J37]" office:value-type="float" office:value="0.220637866204289" calcext:value-type="float">
            <text:p>0.220637866204289</text:p>
          </table:table-cell>
          <table:table-cell table:formula="of:=LN([.G37])" office:value-type="float" office:value="6.45888672226636" calcext:value-type="float">
            <text:p>6.45888672226636</text:p>
          </table:table-cell>
          <table:table-cell table:formula="of:=[.F37]/[.G37]" office:value-type="float" office:value="0.00313307746534033" calcext:value-type="float">
            <text:p>0.00313307746534</text:p>
          </table:table-cell>
          <table:table-cell/>
          <table:table-cell table:formula="of:=401231.4910111*[.C37]" office:value-type="float" office:value="8024.629820222" calcext:value-type="float">
            <text:p>8024.629820222</text:p>
          </table:table-cell>
          <table:table-cell table:formula="of:=SQRT((401231.4910111*[.D37])^2+([.C37]*40088.2794)^2)" office:value-type="float" office:value="1134.36100762365" calcext:value-type="float">
            <text:p>1134.36100762365</text:p>
          </table:table-cell>
          <table:table-cell table:formula="of:=LN([.Q37])" office:value-type="float" office:value="8.99027081861303" calcext:value-type="float">
            <text:p>8.99027081861303</text:p>
          </table:table-cell>
          <table:table-cell table:formula="of:=[.R37]/[.Q37]" office:value-type="float" office:value="0.141359917284293" calcext:value-type="float">
            <text:p>0.1413599172842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22:31:49.914405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0:46:20.096533006</meta:creation-date>
    <dc:date>2019-10-12T23:05:02.754852551</dc:date>
    <meta:editing-duration>PT2H2M32S</meta:editing-duration>
    <meta:editing-cycles>5</meta:editing-cycles>
    <meta:generator>LibreOffice/6.0.7.3$Linux_X86_64 LibreOffice_project/00m0$Build-3</meta:generator>
    <meta:document-statistic meta:table-count="1" meta:cell-count="533" meta:object-count="0"/>
  </office:meta>
</office:document-meta>
</file>